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Eval JS</text:h>
                    <text:list>
                        <text:list-item>
                            <text:h text:style-name="Heading_20_2" text:outline-level="2">Description</text:h>
                        </text:list-item>
                    </text:list>
                </text:list-item>
            </text:list>

            <text:p text:style-name="Standard"/>

            <text:p text:style-name="Standard"><text:span>It evaluates a JavaScript expression and sends the result through </text:span><text:span text:style-name="backtick">resul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xpression
                                                                        <text:s text:c="4"/>
                                                                        <text:span text:style-name="T2">TEMPLATE LITERAL</text:span>
                                                                    </text:h>
                                                                </text:list-item>
                                                            </text:list>
                                                        </text:list-item>
                                                    </text:list>
                                                </text:list-item>
                                            </text:list>
                                            <text:p text:style-name="Standard"><text:span>The JavaScript expression to be evaluated. EEZ Flow expression written inside curly brackets can be inserted in several places within the expression.</text:span><text:p text:style-name="Standard"/><text:span>For example in the JavaScript expression </text:span><text:span text:style-name="backtick">Math.random() * {num_items}</text:span><text:span>, this </text:span><text:span text:style-name="backtick">{num_items}</text:span><text:span> is a Flow expression, i.e. it takes the value of the </text:span><text:span text:style-name="backtick">num_items</text:span><text:span> variable that comes from the Flow before handing it off to JavaScript to calculate the complete express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result of JavaScript expression evaluation is sent. By default, </text:span><text:span text:style-name="backtick">Type</text:span><text:span> of the output is set to </text:span><text:span text:style-name="backtick">any</text:span><text:span>, so it is preferable to change it to a specific type.</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